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6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OLE</text:p>
          </table:table-cell>
          <table:table-cell table:style-name="ce3" office:value-type="string" calcext:value-type="string">
            <text:p>WARUNEK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activity</text:p>
          </table:table-cell>
          <table:table-cell table:style-name="ce6" office:value-type="string" calcext:value-type="string">
            <text:p>wybrany wpis musi istnieć w bazie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style-name="ce6" office:value-type="string" calcext:value-type="string">
            <text:p>Notblank (jeżeli newActivity jest puste)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newActivity</text:p>
          </table:table-cell>
          <table:table-cell table:style-name="ce6" office:value-type="string" calcext:value-type="string">
            <text:p>Taki wpis nie może istnieć już w bazi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startDate</text:p>
          </table:table-cell>
          <table:table-cell table:style-name="ce6" office:value-type="string" calcext:value-type="string">
            <text:p>musi być większe od NOW()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duration</text:p>
          </table:table-cell>
          <table:table-cell table:style-name="ce6" office:value-type="string" calcext:value-type="string">
            <text:p>musi być większe od zera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description</text:p>
          </table:table-cell>
          <table:table-cell table:style-name="ce6" office:value-type="string" calcext:value-type="string">
            <text:p>Widoczny tylko jeżeli editType == singular lub typ occurence to singular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1" table:number-rows-spanned="3">
            <text:p>editType</text:p>
          </table:table-cell>
          <table:table-cell table:style-name="ce6" office:value-type="string" calcext:value-type="string">
            <text:p>jeden z: singular lub serial</text:p>
          </table:table-cell>
          <table:table-cell table:number-columns-repeated="1021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Wyświetla się tylko jeżeli wybrany occurence jest typu serial (serial można edytować nadal jako serial lub zamienić na singular; singular nie może ponownie stać się serialem)</text:p>
          </table:table-cell>
          <table:table-cell table:number-columns-repeated="1021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Wyświetla się tylko jeżeli event już istniej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ventType</text:p>
          </table:table-cell>
          <table:table-cell table:style-name="ce6" office:value-type="string" calcext:value-type="string">
            <text:p>jeden z: single lub weekly</text:p>
          </table:table-cell>
          <table:table-cell table:number-columns-repeated="1021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tylko jeżeli event nie istniej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endDate</text:p>
          </table:table-cell>
          <table:table-cell table:style-name="ce6" office:value-type="string" calcext:value-type="string">
            <text:p>musi być ustawione jeżeli typ eventu inny niż singl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ys</text:p>
          </table:table-cell>
          <table:table-cell table:style-name="ce6" office:value-type="string" calcext:value-type="string">
            <text:p>wyświetla się dla nowego eventu tylko jeżeli eventType == weekly</text:p>
          </table:table-cell>
          <table:table-cell table:number-columns-repeated="1021"/>
        </table:table-row>
        <table:table-row table:style-name="ro2">
          <table:table-cell/>
          <table:covered-table-cell table:style-name="ce5"/>
          <table:table-cell table:style-name="ce6" office:value-type="string" calcext:value-type="string">
            <text:p>wyświetla się dla edytowanego eventu, jeżeli kliknięty to serial oraz editType == serial oraz eventType wybrany to weekly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 Kaszuba</meta:initial-creator>
    <meta:creation-date>2014-04-16T04:18:30.193320353</meta:creation-date>
    <dc:date>2014-04-16T04:44:30.871308161</dc:date>
    <dc:creator>Grzegorz Kaszuba</dc:creator>
    <meta:editing-duration>PT17M1S</meta:editing-duration>
    <meta:editing-cycles>5</meta:editing-cycles>
    <meta:generator>LibreOffice/4.1.3.2$Linux_X86_64 LibreOffice_project/410m0$Build-2</meta:generator>
    <meta:document-statistic meta:table-count="1" meta:cell-count="25" meta:object-count="0"/>
  </office:meta>
</office:document-meta>
</file>